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DB000000E6902A17E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style:font-name="Arial" fo:font-size="15pt" style:font-name-asian="ArialMT" style:font-size-asian="15pt" style:font-name-complex="ArialMT" style:font-size-complex="15pt"/>
    </style:style>
    <style:style style:name="P2" style:family="paragraph" style:parent-style-name="Standard">
      <style:paragraph-properties fo:text-align="center" style:justify-single-word="false" fo:background-color="#eeeeee" style:text-autospace="none">
        <style:background-image/>
      </style:paragraph-properties>
      <style:text-properties style:font-name="Arial" fo:font-size="15pt" fo:font-weight="bold" style:font-name-asian="ArialMT" style:font-size-asian="15pt" style:font-weight-asian="bold" style:font-name-complex="ArialMT" style:font-size-complex="15pt" style:font-weight-complex="bold"/>
    </style:style>
    <style:style style:name="P3" style:family="paragraph" style:parent-style-name="Standard">
      <style:paragraph-properties fo:text-align="center" style:justify-single-word="false" fo:background-color="#eeeeee" style:text-autospace="none">
        <style:background-image/>
      </style:paragraph-properties>
      <style:text-properties style:font-name="Arial" fo:font-size="15pt" style:font-name-asian="ArialMT" style:font-size-asian="15pt" style:font-name-complex="ArialMT" style:font-size-complex="15pt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Heading_20_2">
      <style:paragraph-properties fo:text-align="justify" style:justify-single-word="false"/>
    </style:style>
    <style:style style:name="P9" style:family="paragraph" style:parent-style-name="Heading_20_1" style:master-page-name="First_20_Page">
      <style:paragraph-properties style:page-number="1"/>
    </style:style>
    <style:style style:name="P10" style:family="paragraph" style:parent-style-name="Standard">
      <style:paragraph-properties fo:text-align="center" style:justify-single-word="false" fo:background-color="#eeeeee" style:text-autospace="none">
        <style:background-image/>
      </style:paragraph-properties>
      <style:text-properties style:font-name="Arial" fo:font-size="25pt" fo:font-weight="bold" style:font-name-asian="ArialMT" style:font-size-asian="25pt" style:font-weight-asian="bold" style:font-name-complex="ArialMT" style:font-size-complex="25pt" style:font-weight-complex="bold"/>
    </style:style>
    <style:style style:name="P11" style:family="paragraph" style:parent-style-name="Standard">
      <style:paragraph-properties fo:text-align="center" style:justify-single-word="false" fo:background-color="#eeeeee" style:text-autospace="none">
        <style:background-image/>
      </style:paragraph-properties>
      <style:text-properties style:font-name="Arial" fo:font-size="15pt" style:font-name-asian="ArialMT" style:font-size-asian="15pt" style:font-name-complex="ArialMT" style:font-size-complex="15pt"/>
    </style:style>
    <style:style style:name="P12" style:family="paragraph" style:parent-style-name="Standard">
      <style:paragraph-properties fo:text-align="center" style:justify-single-word="false" fo:background-color="transparent" style:text-autospace="none">
        <style:background-image/>
      </style:paragraph-properties>
      <style:text-properties style:font-name="Arial" fo:font-size="15pt" style:font-name-asian="ArialMT" style:font-size-asian="15pt" style:font-name-complex="ArialMT" style:font-size-complex="15pt"/>
    </style:style>
    <style:style style:name="P13" style:family="paragraph" style:parent-style-name="Text_20_body" style:list-style-name="L1"/>
    <style:style style:name="P14" style:family="paragraph" style:parent-style-name="Text_20_body" style:list-style-name="L3"/>
    <style:style style:name="P15" style:family="paragraph" style:parent-style-name="Text_20_body" style:list-style-name="L2"/>
    <style:style style:name="P16" style:family="paragraph" style:parent-style-name="Text_20_body">
      <style:paragraph-properties fo:text-align="justify" style:justify-single-word="false"/>
    </style:style>
    <style:style style:name="P17" style:family="paragraph" style:parent-style-name="Text_20_body" style:list-style-name="L8"/>
    <style:style style:name="P18" style:family="paragraph" style:parent-style-name="Text_20_body">
      <style:paragraph-properties fo:line-height="150%" fo:text-align="justify" style:justify-single-word="false" fo:background-color="transparent" style:shadow="none">
        <style:background-image/>
      </style:paragraph-properties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name-asian="ArialMT" style:font-size-asian="12pt" style:font-name-complex="ArialM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/>
    </style:style>
    <style:style style:name="T6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áficos1" text:anchor-type="paragraph" svg:x="5.604cm" svg:y="0.912cm" svg:width="5.794cm" svg:height="6.085cm" draw:z-index="0"><draw:image xlink:href="Pictures/10000000000000DB000000E6902A17ED.jpg" xlink:type="simple" xlink:show="embed" xlink:actuate="onLoad"/></draw:frame></text:p>
      <text:p text:style-name="P1"/>
      <text:p text:style-name="P10">UNLaM</text:p>
      <text:p text:style-name="P2">Seguridad y Calidad en Aplicaciones Web</text:p>
      <text:p text:style-name="P3">Trabajo Práctico</text:p>
      <text:p text:style-name="P3">Segunda entrega</text:p>
      <text:p text:style-name="P3">Grupo 9</text:p>
      <text:table-of-content text:style-name="Sect1" text:protected="true" text:name="Table of Contents1">
        <text:table-of-content-source text:outline-level="10">
          <text:index-title-template text:style-name="Contents_20_Heading">Tabla de contenido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4">Tabla de contenidos</text:p>
          </text:index-title>
          <text:p text:style-name="P7">Aplicación elegida<text:tab/>1</text:p>
          <text:p text:style-name="P7">Utilidad de la aplicación<text:tab/>1</text:p>
          <text:p text:style-name="P7">Historia<text:tab/>1</text:p>
          <text:p text:style-name="P7">Creadores y/o desarrolladores a cargo<text:tab/>1</text:p>
          <text:p text:style-name="P7">Licencia<text:tab/>1</text:p>
          <text:p text:style-name="P7">Características de la aplicación<text:tab/>2</text:p>
          <text:p text:style-name="P7">Arquitectura de la aplicación<text:tab/>2</text:p>
          <text:p text:style-name="P7">Criterio de la selección<text:tab/>2</text:p>
          <text:p text:style-name="P7">Resumen del proceso de instalación<text:tab/>2</text:p>
          <text:p text:style-name="P7">Diseño de la base de datos<text:tab/>3</text:p>
          <text:p text:style-name="P5">pma__bookmark<text:tab/>3</text:p>
          <text:p text:style-name="P5">pma__column_info<text:tab/>3</text:p>
          <text:p text:style-name="P5">pma__history<text:tab/>3</text:p>
          <text:p text:style-name="P5">pma__recent<text:tab/>3</text:p>
          <text:p text:style-name="P5">pma__favorite<text:tab/>3</text:p>
          <text:p text:style-name="P5">pma__table_uiprefs<text:tab/>4</text:p>
          <text:p text:style-name="P5">pma__relation<text:tab/>4</text:p>
          <text:p text:style-name="P5">pma__table_info<text:tab/>4</text:p>
          <text:p text:style-name="P5">pma__tracking<text:tab/>4</text:p>
          <text:p text:style-name="P5">pma__userconfig<text:tab/>4</text:p>
          <text:p text:style-name="P5">pma__savedsearches<text:tab/>4</text:p>
          <text:p text:style-name="P5">pma__navigationhiding<text:tab/>5</text:p>
          <text:p text:style-name="P5">pma__users, pma__usergroups.<text:tab/>5</text:p>
          <text:p text:style-name="P6">No encontramos información sobre las siguientes tablas:<text:tab/>5</text:p>
        </text:index-body>
      </text:table-of-content>
      <text:p text:style-name="P12"/>
      <text:h text:style-name="P9" text:outline-level="1">Aplicación elegida</text:h>
      <text:p text:style-name="Text_20_body">La aplicación que elegimos fue phpMyAdmin.</text:p>
      <text:h text:style-name="Heading_20_1" text:outline-level="1">Utilidad de la aplicación</text:h>
      <text:p text:style-name="Text_20_body">PhpMyAdmin es una aplicación que permite administrar bases de datos MySQL y MariaDB a traves de un frontend web.</text:p>
      <text:h text:style-name="Heading_20_1" text:outline-level="1">Historia</text:h>
      <text:p text:style-name="P16">Tobias Ratschiller, por entonces un consultor IT y después fundador de Maguma, </text:p>
      <text:p text:style-name="P16">una compañía de software, comenzó a trabajar en la elaboración de una red administrativa basada en <text:span text:style-name="T4">PHP cliente-servidor en MySQL</text:span> en 1998 e inspirado por Peter Kuppelwieser y su <text:span text:style-name="T4">MySQL-Webadmin</text:span>. </text:p>
      <text:p text:style-name="P16">Cuando Ratschiller dejó el proyecto por falta de tiempo, así como el phpAdsNew del cual es también su inventor, el <text:span text:style-name="T4">phpMyAdmin</text:span> se había convertido en una de las aplicaciones PHP más populares, y las herramientas de administración MySQL constituían una gran comunidad de usuarios y administradores. </text:p>
      <text:p text:style-name="P16">Es de anotar que esto incluía una buena contribución por parte de distribuidores de Linux.</text:p>
      <text:p text:style-name="P16">Para coordinar el creciente número de parches, tres desarrolladores de software, </text:p>
      <text:p text:style-name="P16">Olivier Müller, Marc Delisle y Loïc Chapeaux, registraron el proyecto phpMyAdmin en SourceForge.net <text:s/>y continuó su crecimiento en 2001.</text:p>
      <text:h text:style-name="Heading_20_1" text:outline-level="1">Creadores y/o desarrolladores a cargo</text:h>
      <text:p text:style-name="Text_20_body">Su creador fue Tobias Ratschiller inspirado por Peter Kuppelwieser y su MySQL-Webadmin.</text:p>
      <text:p text:style-name="Text_20_body">Actualmente sus desarrolladores a cargo son: Olivier Müller, Marc Delisle, Alexander M. Turek, Michal Čihař y Garvin Hicking.</text:p>
      <text:h text:style-name="Heading_20_1" text:outline-level="1">Licencia</text:h>
      <text:p text:style-name="Text_20_body">phpMyAdmin está protegida por una licencia GPL <text:s/>(GNU General Public License) versión 2.</text:p>
      <text:h text:style-name="Heading_20_1" text:outline-level="1"><text:soft-page-break/>Características de la aplicación</text:h>
      <text:list xml:id="list4842033986755192126" text:style-name="L2">
        <text:list-item>
          <text:p text:style-name="P15">Soporta temas para personalizar el frontend,</text:p>
        </text:list-item>
        <text:list-item>
          <text:p text:style-name="P15">Posee una interfaz intuitiva,</text:p>
        </text:list-item>
        <text:list-item>
          <text:p text:style-name="P15">Se pueden importar datos desde archivos CSV y SQL,</text:p>
        </text:list-item>
        <text:list-item>
          <text:p text:style-name="P15">Se pueden exportar datos a varios formatos de archivos: CSV, SQL, XML, PDF, ISO/IEC 26300 - OpenDocument Text and Spreadsheet, Word, LATEX, etc.,</text:p>
        </text:list-item>
        <text:list-item>
          <text:p text:style-name="P15">Permite administrar multiples servidores,</text:p>
        </text:list-item>
        <text:list-item>
          <text:p text:style-name="P15">Se pueden crear graficos del diseño de la base de datos en varios formatos,</text:p>
        </text:list-item>
        <text:list-item>
          <text:p text:style-name="P15">Se pueden crear consultas complejas mediante el uso de Query-by-example (QBE),</text:p>
        </text:list-item>
        <text:list-item>
          <text:p text:style-name="P15">Búsqueda global en la base de datos o una parte especifica de ella,</text:p>
        </text:list-item>
        <text:list-item>
          <text:p text:style-name="P15">Estas son solo algunas de las caracteristicas de phpMyAdmin, posee muchas más.</text:p>
        </text:list-item>
      </text:list>
      <text:h text:style-name="Heading_20_1" text:outline-level="1">Arquitectura de la aplicación</text:h>
      <text:list xml:id="list8798758939137131095" text:style-name="L1">
        <text:list-header>
          <text:p text:style-name="P13">(completar)</text:p>
        </text:list-header>
      </text:list>
      <text:h text:style-name="Heading_20_1" text:outline-level="1">Criterio de la selección</text:h>
      <text:list xml:id="list34652623" text:continue-numbering="true" text:style-name="L1">
        <text:list-header>
          <text:p text:style-name="P13">Elegimos está aplicación porque:</text:p>
        </text:list-header>
      </text:list>
      <text:list xml:id="list7775159713849162484" text:style-name="L3">
        <text:list-item>
          <text:p text:style-name="P14">es software libre,</text:p>
        </text:list-item>
        <text:list-item>
          <text:p text:style-name="P14">está basada en PHP,</text:p>
        </text:list-item>
        <text:list-item>
          <text:p text:style-name="P14">su desarrollo y actualización sigue activo,</text:p>
        </text:list-item>
        <text:list-item>
          <text:p text:style-name="P14">su comunidad es grande,</text:p>
        </text:list-item>
        <text:list-item>
          <text:p text:style-name="P14">tiene una excelente documentación.</text:p>
        </text:list-item>
      </text:list>
      <text:h text:style-name="Heading_20_1" text:outline-level="1">Resumen del proceso de instalación</text:h>
      <text:p text:style-name="P18"><text:bookmark text:name="docs-internal-guid-23f42877-4423-b3d1-f20a-6dcb8d441203"/><text:span text:style-name="T3">Normalmente los servidores Linux, o servidor web local, vienen con phpMyAdmin precargados.<text:line-break/></text:span><text:span text:style-name="T2">En caso contrario descargamos el proyecto fuente desde el repositorio oficial GitHub de la aplicación (</text:span><text:a xlink:type="simple" xlink:href="https://github.com/phpmyadmin/phpmyadmin" text:style-name="Internet_20_link" text:visited-style-name="Visited_20_Internet_20_Link"><text:span text:style-name="T6">https://github.com/phpmyadmin/phpmyadmin</text:span></text:a><text:span text:style-name="T2">) o desde la pagina oficial (https://www.phpmyadmin.net/).</text:span><text:span text:style-name="T6"> </text:span></text:p>
      <text:h text:style-name="Heading_20_1" text:outline-level="1"><text:soft-page-break/>Diseño de la base de datos</text:h>
      <text:p text:style-name="P16">phpMyAdmin tiene prestaciones (Bookmarks, comentarios, historial de SQL, mecanismo de tracking, Transformaciones, Relaciones, etc) que para ser activadas necesitan un set especial de tablas. Estas tablas son:</text:p>
      <text:h text:style-name="Heading_20_2" text:outline-level="2">pma__bookmark</text:h>
      <text:p text:style-name="P16">Esta tabla es utilizada por la prestación Bookmark.</text:p>
      <text:p text:style-name="P16">Cualquier consulta que haya sido ejecutada puede ser catalogada como un bookmark y asociada a la DB que corresponde para volver a ser ejecutada en otro momento.</text:p>
      <text:p text:style-name="P16">Esta tabla almacena la información sobre dichos bookmarks.</text:p>
      <text:h text:style-name="Heading_20_2" text:outline-level="2">pma__column_info</text:h>
      <text:p text:style-name="P16">Esta tabla es utilizada por la prestación Column info.</text:p>
      <text:p text:style-name="P16">En esta tabla se almacenan los comentarios que le pongamos a las columnas. También se pueden agregar transformaciones, las cuales básicamente son links.</text:p>
      <text:h text:style-name="Heading_20_2" text:outline-level="2">pma__history</text:h>
      <text:p text:style-name="P16">La prestación SQL History utiliza esta tabla.</text:p>
      <text:p text:style-name="P16">Todas las consultas introducidas manualmente en la interfaz de phpMyAdmin serán almacenadas en esta tabla para que el usuario pueda tener un historial de las mismas.</text:p>
      <text:h text:style-name="Heading_20_2" text:outline-level="2">pma__recent</text:h>
      <text:p text:style-name="P16">La prestación Recent tables utiliza esta tabla.</text:p>
      <text:p text:style-name="P16">En esta tabla se guarda la lista de tablas a las que se accedió. O sea, vendría a ser un historico de tablas visitadas.</text:p>
      <text:h text:style-name="Heading_20_2" text:outline-level="2">pma__favorite</text:h>
      <text:p text:style-name="P16">Eta tabla es utilizada por la prestación Favorite Tables.</text:p>
      <text:p text:style-name="P16">Las tablas que marquemos como favoritas (cliqueando sobre la estrella en la vista de tablas) se almacenan en esta tabla.</text:p>
      <text:h text:style-name="Heading_20_2" text:outline-level="2"><text:soft-page-break/>pma__table_uiprefs</text:h>
      <text:p text:style-name="P16">Esta tabla es utilizada por la prestación Table UI Preferences.</text:p>
      <text:p text:style-name="P16">Cuando uno esta viendo una tabla puede cambiar el orden de las columnas y ordenarlas de forma acendente o descendente, estos cambios solo son visibles para el usuario que los hace y se guardan en esta tabla para no perderlos cuando el usuario cierra la sesión.</text:p>
      <text:h text:style-name="P8" text:outline-level="2">pma__relation</text:h>
      <text:p text:style-name="P16">La prestación Relation utiliza esta tabla.</text:p>
      <text:p text:style-name="P16">En esta tabla se almacena a donde apunta una clave foranea para convertirla en un enlace, y de esta forma, al hacer clic sobre ella llevarnos al valor al que apunta.</text:p>
      <text:p text:style-name="P16">Además al añadir o editar un registro con una clave foranea nos trae una lista con las posibles opciones de valores que podría contener el campo.</text:p>
      <text:h text:style-name="Heading_20_2" text:outline-level="2">pma__table_info</text:h>
      <text:p text:style-name="P16">La prestación Table Information utiliza esta tabla.</text:p>
      <text:p text:style-name="P16">En esta tabla se almacena que columna mostrar como texto de ayuda al mover el cursor sobre la clave correspondiente. Esto permite mostrar el valor detrás de una clave foranea.</text:p>
      <text:h text:style-name="Heading_20_2" text:outline-level="2">pma__tracking</text:h>
      <text:p text:style-name="P16">La prestación Tracking utiliza esta tabla.</text:p>
      <text:p text:style-name="P16">En esta tabla se almacenan los cambios realizados en las tablas para poder consultarlos posteriormente. Esto funciona como un sistema de control de versiones.</text:p>
      <text:h text:style-name="Heading_20_2" text:outline-level="2">pma__userconfig</text:h>
      <text:p text:style-name="P16">La prestación User Config utiliza esta tabla.</text:p>
      <text:p text:style-name="P16">Por defecto la configuración es guardada por el navegador pero con esta opción activada la configuración se guarda en la base de datos phpma y de esta forma dejamos de depender del navegador.</text:p>
      <text:h text:style-name="Heading_20_2" text:outline-level="2">pma__savedsearches</text:h>
      <text:p text:style-name="P16">La prestación Saved Searches utiliza esta tabla.</text:p>
      <text:p text:style-name="P16"><text:soft-page-break/>En esta tabla se pueden guardar bajo un nombre perfiles de búsquedas para tenerlos a mano y usarlos en cualquier momento.</text:p>
      <text:h text:style-name="Heading_20_2" text:outline-level="2">pma__navigationhiding</text:h>
      <text:p text:style-name="P16">Navigation Hiding es la prestación que usa estas tablas.</text:p>
      <text:p text:style-name="P16">En esta tabla se almacena que tablas podemos ver o no en el panel de navegación. Desde este mismo panel se pueden marcar/desmarcar las tablas que querramos o no ver.</text:p>
      <text:h text:style-name="Heading_20_2" text:outline-level="2">pma__users, pma__usergroups.</text:h>
      <text:p text:style-name="P16">Las prestaciones de Users &amp; User Groups son las que utilizan estas tablas.</text:p>
      <text:p text:style-name="P16">En estas tablas se guardan los usuarios y grupos de usuarios con sus respectivos permisos sobre las prestaciones de phpMyAdmin a las cuales tienen acceso o no.</text:p>
      <text:h text:style-name="Heading_20_3" text:outline-level="3">No encontramos información sobre las siguientes tablas:</text:h>
      <text:list xml:id="list8872063959928823246" text:style-name="L8">
        <text:list-item>
          <text:p text:style-name="P17"><text:s/>pma__central_columns: Central list of columns.</text:p>
        </text:list-item>
        <text:list-item>
          <text:p text:style-name="P17"><text:s/>pma__designer_settings: Settings related to Designer.</text:p>
        </text:list-item>
        <text:list-item>
          <text:p text:style-name="P17"><text:s/>pma__export_templates: Saved export templates.</text:p>
        </text:list-item>
        <text:list-item>
          <text:p text:style-name="P17"><text:s/>pma__pdf_pages: PDF relation pages for phpMyAdmin.</text:p>
        </text:list-item>
        <text:list-item>
          <text:p text:style-name="P17"><text:s/>pma__table_coords: Table coordinates for phpMyAdmin PDF output.<text:span text:style-name="T5"><text:line-break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background-color="transparent" style:shadow="none"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9-13T10:28:45.44</meta:creation-date>
    <meta:generator>OpenOffice/4.1.2$Win32 OpenOffice.org_project/412m3$Build-9782</meta:generator>
    <dc:date>2016-09-27T14:48:45.46</dc:date>
    <meta:editing-duration>PT12H11M22S</meta:editing-duration>
    <meta:editing-cycles>18</meta:editing-cycles>
    <dc:creator>german rodrigo alvarez</dc:creator>
    <meta:document-statistic meta:table-count="0" meta:image-count="1" meta:object-count="0" meta:page-count="7" meta:paragraph-count="116" meta:word-count="1085" meta:character-count="7040"/>
  </office:meta>
</office:document-meta>
</file>